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f7361"/>
    </style:style>
    <style:style style:name="P2" style:family="paragraph" style:parent-style-name="Standard">
      <style:text-properties officeooo:rsid="000c7086" officeooo:paragraph-rsid="000f7361"/>
    </style:style>
    <style:style style:name="P3" style:family="paragraph" style:parent-style-name="Standard">
      <style:text-properties officeooo:rsid="0011ccf1" officeooo:paragraph-rsid="0011ccf1"/>
    </style:style>
    <style:style style:name="P4" style:family="paragraph" style:parent-style-name="Standard">
      <style:text-properties officeooo:rsid="0011ccf1" officeooo:paragraph-rsid="002b68a7"/>
    </style:style>
    <style:style style:name="P5" style:family="paragraph" style:parent-style-name="Standard">
      <style:text-properties officeooo:rsid="0019eb2f" officeooo:paragraph-rsid="0019eb2f"/>
    </style:style>
    <style:style style:name="P6" style:family="paragraph" style:parent-style-name="Standard">
      <style:text-properties officeooo:rsid="00137476" officeooo:paragraph-rsid="00137476"/>
    </style:style>
    <style:style style:name="P7" style:family="paragraph" style:parent-style-name="Standard">
      <style:text-properties officeooo:rsid="0016c8c2" officeooo:paragraph-rsid="0016c8c2"/>
    </style:style>
    <style:style style:name="P8" style:family="paragraph" style:parent-style-name="Standard">
      <style:text-properties officeooo:rsid="0016c8c2" officeooo:paragraph-rsid="001ce9e6"/>
    </style:style>
    <style:style style:name="P9" style:family="paragraph" style:parent-style-name="Standard">
      <style:text-properties officeooo:rsid="001c59ab" officeooo:paragraph-rsid="0016c8c2"/>
    </style:style>
    <style:style style:name="P10" style:family="paragraph" style:parent-style-name="Standard">
      <style:text-properties officeooo:rsid="00183bce" officeooo:paragraph-rsid="00183bce"/>
    </style:style>
    <style:style style:name="P11" style:family="paragraph" style:parent-style-name="Standard">
      <style:text-properties officeooo:rsid="002242a2" officeooo:paragraph-rsid="002242a2"/>
    </style:style>
    <style:style style:name="P12" style:family="paragraph" style:parent-style-name="Standard">
      <style:text-properties officeooo:rsid="00150c9d" officeooo:paragraph-rsid="002a0b99"/>
    </style:style>
    <style:style style:name="P13" style:family="paragraph" style:parent-style-name="Text_20_body">
      <style:paragraph-properties fo:text-align="start" style:justify-single-word="false"/>
      <style:text-properties officeooo:rsid="000c7086" officeooo:paragraph-rsid="000f7361"/>
    </style:style>
    <style:style style:name="P14" style:family="paragraph" style:parent-style-name="Text_20_body">
      <style:text-properties officeooo:rsid="001c3125" officeooo:paragraph-rsid="001c3125"/>
    </style:style>
    <style:style style:name="P15" style:family="paragraph" style:parent-style-name="Text_20_body">
      <style:text-properties officeooo:rsid="00243863" officeooo:paragraph-rsid="002e56e3"/>
    </style:style>
    <style:style style:name="P16" style:family="paragraph" style:parent-style-name="Text_20_body">
      <style:text-properties officeooo:paragraph-rsid="0027a2d7"/>
    </style:style>
    <style:style style:name="P17" style:family="paragraph" style:parent-style-name="Text_20_body">
      <style:text-properties officeooo:paragraph-rsid="002d3f70"/>
    </style:style>
    <style:style style:name="P18" style:family="paragraph" style:parent-style-name="Text_20_body">
      <style:text-properties officeooo:paragraph-rsid="002e56e3"/>
    </style:style>
    <style:style style:name="P19" style:family="paragraph" style:parent-style-name="Text_20_body">
      <style:paragraph-properties fo:text-align="start" style:justify-single-word="false"/>
      <style:text-properties officeooo:paragraph-rsid="002e56e3"/>
    </style:style>
    <style:style style:name="P20" style:family="paragraph" style:parent-style-name="Standard">
      <style:text-properties officeooo:rsid="002a0b99" officeooo:paragraph-rsid="002a0b99"/>
    </style:style>
    <style:style style:name="P21" style:family="paragraph" style:parent-style-name="Standard">
      <style:text-properties officeooo:rsid="002b68a7" officeooo:paragraph-rsid="002b68a7"/>
    </style:style>
    <style:style style:name="P22" style:family="paragraph" style:parent-style-name="Text_20_body">
      <style:text-properties officeooo:rsid="002d3f70" officeooo:paragraph-rsid="002d3f70"/>
    </style:style>
    <style:style style:name="P23" style:family="paragraph" style:parent-style-name="Text_20_body">
      <style:text-properties officeooo:rsid="002e56e3" officeooo:paragraph-rsid="002e56e3"/>
    </style:style>
    <style:style style:name="P24" style:family="paragraph" style:parent-style-name="Heading_20_3">
      <style:text-properties officeooo:rsid="0011ccf1"/>
    </style:style>
    <style:style style:name="P25" style:family="paragraph" style:parent-style-name="Heading_20_2">
      <style:paragraph-properties fo:text-align="center" style:justify-single-word="false"/>
      <style:text-properties officeooo:paragraph-rsid="000f7361"/>
    </style:style>
    <style:style style:name="P26" style:family="paragraph" style:parent-style-name="Heading_20_2">
      <style:text-properties officeooo:rsid="00183bce"/>
    </style:style>
    <style:style style:name="P27" style:family="paragraph" style:parent-style-name="Heading_20_2">
      <style:text-properties officeooo:rsid="002242a2"/>
    </style:style>
    <style:style style:name="P28" style:family="paragraph" style:parent-style-name="Heading_20_2">
      <style:text-properties officeooo:paragraph-rsid="002242a2"/>
    </style:style>
    <style:style style:name="P29" style:family="paragraph" style:parent-style-name="Heading_20_1">
      <style:paragraph-properties fo:text-align="center" style:justify-single-word="false"/>
      <style:text-properties officeooo:rsid="000c7086" officeooo:paragraph-rsid="000f7361"/>
    </style:style>
    <style:style style:name="P30" style:family="paragraph">
      <style:paragraph-properties fo:margin-left="0in" fo:margin-right="0in" fo:margin-top="0in" fo:margin-bottom="0in" fo:line-height="100%" fo:text-align="center" fo:text-indent="0in"/>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24pt" fo:font-style="normal" fo:text-shadow="none" style:text-underline-style="none" fo:font-weight="bold" style:letter-kerning="true" style:font-name-asian="DejaVu Sans"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22pt" fo:font-style="normal" fo:text-shadow="none" style:text-underline-style="none" fo:font-weight="bold" style:letter-kerning="true" style:font-name-asian="DejaVu Sans"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0c7086"/>
    </style:style>
    <style:style style:name="T2" style:family="text">
      <style:text-properties officeooo:rsid="00109e3e"/>
    </style:style>
    <style:style style:name="T3" style:family="text">
      <style:text-properties officeooo:rsid="00137476"/>
    </style:style>
    <style:style style:name="T4" style:family="text">
      <style:text-properties officeooo:rsid="0014a6b6"/>
    </style:style>
    <style:style style:name="T5" style:family="text">
      <style:text-properties officeooo:rsid="00150c9d"/>
    </style:style>
    <style:style style:name="T6" style:family="text">
      <style:text-properties officeooo:rsid="001c59ab"/>
    </style:style>
    <style:style style:name="T7" style:family="text">
      <style:text-properties officeooo:rsid="001ce9e6"/>
    </style:style>
    <style:style style:name="T8" style:family="text">
      <style:text-properties officeooo:rsid="001e19b5"/>
    </style:style>
    <style:style style:name="T9" style:family="text">
      <style:text-properties officeooo:rsid="00206a5e"/>
    </style:style>
    <style:style style:name="T10" style:family="text">
      <style:text-properties officeooo:rsid="001bef11"/>
    </style:style>
    <style:style style:name="T11" style:family="text">
      <style:text-properties officeooo:rsid="002242a2"/>
    </style:style>
    <style:style style:name="T12" style:family="text">
      <style:text-properties officeooo:rsid="0024f310"/>
    </style:style>
    <style:style style:name="T13" style:family="text">
      <style:text-properties officeooo:rsid="0027a2d7"/>
    </style:style>
    <style:style style:name="T14" style:family="text">
      <style:text-properties officeooo:rsid="002a0b99"/>
    </style:style>
    <style:style style:name="T15" style:family="text">
      <style:text-properties officeooo:rsid="002b68a7"/>
    </style:style>
    <style:style style:name="T16" style:family="text">
      <style:text-properties officeooo:rsid="00183bce"/>
    </style:style>
    <style:style style:name="T17" style:family="text">
      <style:text-properties officeooo:rsid="002d3f70"/>
    </style:style>
    <style:style style:name="T18" style:family="text">
      <style:text-properties officeooo:rsid="002e56e3"/>
    </style:style>
    <style:style style:name="T19" style:family="text">
      <style:text-properties officeooo:rsid="001c9d98"/>
    </style:style>
    <style:style style:name="T20" style:family="text">
      <style:text-properties officeooo:rsid="001b7418"/>
    </style:style>
    <style:style style:name="T21" style:family="text">
      <style:text-properties officeooo:rsid="001d58a1"/>
    </style:style>
    <style:style style:name="T22" style:family="text">
      <style:text-properties style:use-window-font-color="true" style:text-outline="false" style:text-line-through-style="none" style:font-name="Arial1" fo:font-size="24pt" fo:font-style="normal" fo:text-shadow="none" style:text-underline-style="none" fo:font-weight="bold" style:letter-kerning="true" style:font-name-asian="DejaVu Sans"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23" style:family="text">
      <style:text-properties style:use-window-font-color="true" style:text-outline="false" style:text-line-through-style="none" style:font-name="Arial1" fo:font-size="22pt" fo:font-style="normal" fo:text-shadow="none" style:text-underline-style="none" fo:font-weight="bold" style:letter-kerning="true" style:font-name-asian="DejaVu Sans"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00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kka Lehikoinen</text:p>
      <text:p text:style-name="P2">013787637</text:p>
      <text:p text:style-name="P2"/>
      <text:p text:style-name="P2">Aineopintojenharjoitustyö:</text:p>
      <text:p text:style-name="P2">Tietorakenteet ja algoritmit</text:p>
      <text:p text:style-name="P1"/>
      <text:p text:style-name="P1"/>
      <text:p text:style-name="P1"/>
      <text:h text:style-name="P29" text:outline-level="1">Verkon vahvasti yhtenäiset komponentit</text:h>
      <text:h text:style-name="P25" text:outline-level="2"><text:span text:style-name="T1">T</text:span><text:span text:style-name="T2">oteutus</text:span><text:span text:style-name="T1">dokumentti</text:span></text:h>
      <text:p text:style-name="P13"/>
      <text:p text:style-name="Standard"/>
      <text:h text:style-name="P24" text:outline-level="3">Ohjelman yleisrakenne</text:h>
      <text:p text:style-name="P14">Ohjelman keskiössä on luokka VYK (vahvasti yhtenäiset komponentit), joka suorittaa varsinaisten algoritmien ajon <text:span text:style-name="T14">generoimillaan suunnatuilla</text:span> verkoilla ja laskee näiden suoritukseen kuluvan ajan. Lisäksi ohjelmassa on kolme erillistä algoritmiä (Kosaraju, Tarjan ja PathBased) verkon vahvasti yhtenäisten komponenttien löytämiseksi. Lisäksi ohjelmistoon kuuluvat apuluokat Solmu ja Pino, joilla on toteutettu algoritmien tarvitsema pino, sekä apuluokat PuuSolmu ja HakuPuu, joilla on toteutettu yksinkertainen rakenne tiedon tallennusta varten.</text:p>
      <text:p text:style-name="P3">VYK-luokassa generoidaan suorituskykytestauksessa tarvittavat verkot ja suoritetaan algoritmit samoille verkoille, jotta voidaan tehdä havaintoja niiden suoritus<text:span text:style-name="T14">ajasta</text:span> suhteessa toisiinsa. Muut luokat kukin käsittää yhden algoritmin, jolla etsitään verkosta vahvasti yhtenäiset komponentit. </text:p>
      <text:p text:style-name="P3"/>
      <text:p text:style-name="P3"><draw:g text:anchor-type="paragraph" draw:z-index="3" draw:style-name="gr1"><draw:custom-shape draw:style-name="gr2" draw:text-style-name="P31" xml:id="id1" draw:id="id1" svg:width="1.665in" svg:height="0.5559in" svg:x="2.1043in" svg:y="0.0291in"><text:p text:style-name="P30"><text:span text:style-name="T22">VYK</text:span></text:p><draw:enhanced-geometry svg:viewBox="0 0 21600 21600" draw:type="rectangle" draw:enhanced-path="M 0 0 L 21600 0 21600 21600 0 21600 0 0 Z N"/></draw:custom-shape><draw:custom-shape draw:style-name="gr3" draw:text-style-name="P32" xml:id="id2" draw:id="id2" svg:width="1.265in" svg:height="0.5843in" svg:x="0.7736in" svg:y="0.9736in"><text:p text:style-name="P30"><text:span text:style-name="T23">Kosaraju</text:span></text:p><draw:enhanced-geometry svg:viewBox="0 0 21600 21600" draw:type="rectangle" draw:enhanced-path="M 0 0 L 21600 0 21600 21600 0 21600 0 0 Z N"/></draw:custom-shape><draw:custom-shape draw:style-name="gr3" draw:text-style-name="P32" xml:id="id3" draw:id="id3" svg:width="1.0988in" svg:height="0.5835in" svg:x="2.3709in" svg:y="1.0012in"><text:p text:style-name="P30"><text:span text:style-name="T23">Tarjan</text:span></text:p><draw:enhanced-geometry svg:viewBox="0 0 21600 21600" draw:type="rectangle" draw:enhanced-path="M 0 0 L 21600 0 21600 21600 0 21600 0 0 Z N"/></draw:custom-shape><draw:custom-shape draw:style-name="gr3" draw:text-style-name="P32" xml:id="id4" draw:id="id4" svg:width="1.5307in" svg:height="0.5551in" svg:x="3.802in" svg:y="1.0299in"><text:p text:style-name="P30"><text:span text:style-name="T23">PathBased</text:span></text:p><draw:enhanced-geometry svg:viewBox="0 0 21600 21600" draw:type="rectangle" draw:enhanced-path="M 0 0 L 21600 0 21600 21600 0 21600 0 0 Z N"/></draw:custom-shape><draw:custom-shape draw:style-name="gr4" draw:text-style-name="P32" xml:id="id5" draw:id="id5" svg:width="1.298in" svg:height="0.528in" svg:x="1.439in" svg:y="2.4189in"><text:p text:style-name="P30"><text:span text:style-name="T23">Pino</text:span></text:p><draw:enhanced-geometry svg:viewBox="0 0 21600 21600" draw:type="rectangle" draw:enhanced-path="M 0 0 L 21600 0 21600 21600 0 21600 0 0 Z N"/></draw:custom-shape><draw:custom-shape draw:style-name="gr4" draw:text-style-name="P32" xml:id="id7" draw:id="id7" svg:width="1.365in" svg:height="0.528in" svg:x="3.1028in" svg:y="2.4189in"><text:p text:style-name="P30"><text:span text:style-name="T23">Hakupuu</text:span></text:p><draw:enhanced-geometry svg:viewBox="0 0 21600 21600" draw:type="rectangle" draw:enhanced-path="M 0 0 L 21600 0 21600 21600 0 21600 0 0 Z N"/></draw:custom-shape><draw:custom-shape draw:style-name="gr4" draw:text-style-name="P32" xml:id="id6" draw:id="id6" svg:width="0.9988in" svg:height="0.4724in" svg:x="1.6055in" svg:y="3.2528in"><text:p text:style-name="P30"><text:span text:style-name="T23">Solmu</text:span></text:p><draw:enhanced-geometry svg:viewBox="0 0 21600 21600" draw:type="rectangle" draw:enhanced-path="M 0 0 L 21600 0 21600 21600 0 21600 0 0 Z N"/></draw:custom-shape><draw:custom-shape draw:style-name="gr4" draw:text-style-name="P32" xml:id="id8" draw:id="id8" svg:width="1.4976in" svg:height="0.4724in" svg:x="3.037in" svg:y="3.2528in"><text:p text:style-name="P30"><text:span text:style-name="T23">PuuSolmu</text:span></text:p><draw:enhanced-geometry svg:viewBox="0 0 21600 21600" draw:type="rectangle" draw:enhanced-path="M 0 0 L 21600 0 21600 21600 0 21600 0 0 Z N"/></draw:custom-shape><draw:connector draw:style-name="gr5" draw:text-style-name="P33" svg:x1="2.1043in" svg:y1="0.3071in" svg:x2="1.4055in" svg:y2="0.9736in" draw:start-shape="id1" draw:start-glue-point="3" draw:end-shape="id2" draw:end-glue-point="0" svg:d="m5345 780h-1775v1693"><text:p/></draw:connector><draw:connector draw:style-name="gr5" draw:text-style-name="P33" svg:x1="2.9201in" svg:y1="1.0016in" svg:x2="2.9362in" svg:y2="0.5846in" draw:start-shape="id3" draw:start-glue-point="0" draw:end-shape="id1" draw:end-glue-point="2" svg:d="m7417 2544v-530h41v-529"><text:p/></draw:connector><draw:connector draw:style-name="gr5" draw:text-style-name="P33" svg:x1="3.7689in" svg:y1="0.3071in" svg:x2="4.5673in" svg:y2="1.0299in" draw:start-shape="id1" draw:start-glue-point="1" draw:end-shape="id4" draw:end-glue-point="0" svg:d="m9573 780h2028v1836"><text:p/></draw:connector><draw:connector draw:style-name="gr5" draw:text-style-name="P33" svg:x1="2.0874in" svg:y1="2.9465in" svg:x2="2.1047in" svg:y2="3.2528in" draw:start-shape="id5" draw:start-glue-point="2" draw:end-shape="id6" draw:end-glue-point="0" svg:d="m5302 7484v390h44v388"><text:p/></draw:connector><draw:connector draw:style-name="gr5" draw:text-style-name="P33" svg:x1="3.7846in" svg:y1="2.9465in" svg:x2="3.7854in" svg:y2="3.2528in" draw:start-shape="id7" draw:start-glue-point="2" draw:end-shape="id8" draw:end-glue-point="0" svg:d="m9613 7484v390h2v388"><text:p/></draw:connector><draw:connector draw:style-name="gr5" draw:text-style-name="P33" svg:x1="1.4055in" svg:y1="1.5575in" svg:x2="2.0874in" svg:y2="2.4189in" draw:start-shape="id2" draw:start-glue-point="2" draw:end-shape="id5" draw:end-glue-point="0" svg:d="m3570 3956v1094h1732v1094"><text:p/></draw:connector><draw:connector draw:style-name="gr5" draw:text-style-name="P33" svg:x1="2.9201in" svg:y1="1.5846in" svg:x2="2.0874in" svg:y2="2.4189in" draw:start-shape="id3" draw:start-glue-point="2" draw:end-shape="id5" draw:end-glue-point="0" svg:d="m7417 4025v1060h-2115v1059"><text:p/></draw:connector><draw:connector draw:style-name="gr5" draw:text-style-name="P33" svg:x1="4.5673in" svg:y1="1.5846in" svg:x2="2.0874in" svg:y2="2.4189in" draw:start-shape="id4" draw:start-glue-point="2" draw:end-shape="id5" draw:end-glue-point="0" svg:d="m11601 4025v1059h-6299v1060"><text:p/></draw:connector><draw:connector draw:style-name="gr5" draw:text-style-name="P33" svg:x1="4.5673in" svg:y1="1.5846in" svg:x2="3.7846in" svg:y2="2.4189in" draw:start-shape="id4" draw:start-glue-point="2" draw:end-shape="id7" svg:d="m11601 4025v1059h-1988v1060"><text:p/></draw:connector><draw:connector draw:style-name="gr5" draw:text-style-name="P33" svg:x1="2.9201in" svg:y1="1.5846in" svg:x2="3.7846in" svg:y2="2.4189in" draw:start-shape="id3" draw:start-glue-point="2" draw:end-shape="id7" draw:end-glue-point="0" svg:d="m7417 4025v1060h2196v1059"><text:p/></draw:connector><draw:connector draw:style-name="gr5" draw:text-style-name="P33" svg:x1="1.4055in" svg:y1="1.5575in" svg:x2="3.7846in" svg:y2="2.4189in" draw:start-shape="id2" draw:start-glue-point="2" draw:end-shape="id7" draw:end-glue-point="0" svg:d="m3570 3956v1094h6043v1094"><text:p/></draw:connector></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Kuva 1. Ohjelmiston rakenne</text:p>
      <text:p text:style-name="P20"/>
      <text:p text:style-name="P20">Lisäksi ohjelmisto käsittää apuluokat Pino ja Solmu sekä HakuPuu ja PuuSolmu.</text:p>
      <text:p text:style-name="P3"/>
      <text:h text:style-name="Heading_20_3" text:outline-level="3"><text:soft-page-break/>VYK</text:h>
      <text:p text:style-name="P5"/>
      <text:p text:style-name="P5">Luokassa generoidaan suuria suunnattuja verkkoja muiden luokkien algoritmien suorituskykytestejä varten.</text:p>
      <text:p text:style-name="P5"/>
      <text:p text:style-name="P5">Lisäksi suorituskykytestaus suoritetaan tämän luokan kautta, <text:span text:style-name="T14">laskemalla kunkin algoritmin verkon vahvasti yhtenäisten komponenttien löytämiseen käyttämä aika.</text:span></text:p>
      <text:p text:style-name="P3"/>
      <text:h text:style-name="Heading_20_3" text:outline-level="3">Kosaraju</text:h>
      <text:p text:style-name="P6"/>
      <text:p text:style-name="P7"><text:span text:style-name="T6">Kosarajun algoritmi on tuttu jo luento monisteista [1] ja Corm</text:span><text:span text:style-name="T14">e</text:span><text:span text:style-name="T6">nin kirjasta [2]. Siinä suoritetaan ensin verkon s</text:span>yvyyssuuntainen läpikäynti <text:span text:style-name="T6">sattumanvaraisesta solmusta, solmut talletetaan pinoon jälkijärjestyksessä eli kun solmu käsittely on </text:span><text:span text:style-name="T9">tullut loppuun,</text:span><text:span text:style-name="T6"> lisätään s</text:span><text:span text:style-name="T9">olmu</text:span><text:span text:style-name="T6"> pinoon.</text:span></text:p>
      <text:p text:style-name="P7"><text:span text:style-name="T6">Tämän jälkeen verkolle suoritetaan t</text:span>ranspoosi, <text:span text:style-name="T6">jossa verkon kaarien suunnat vaihdetaan päinvastaisiksi.</text:span></text:p>
      <text:p text:style-name="P7"><text:span text:style-name="T6">Lopuksi tälle transponoidulle verkolle suoritetaan s</text:span>yvyyssuuntainen läpikäynti <text:span text:style-name="T6">alkaen </text:span>pinon pinnalta <text:span text:style-name="T6">olevasta solmusta. Kun läpikäynti ei enää pääse uusiin solmuihin, on löytynyt yksi vahvasti yhtenäinen komponentti. Löydettyihin komponentteihin kuuluvat solmut poistetaan pinosta ja syvyyssuuntainen läpikäynti käynnistetään uudelleen </text:span><text:span text:style-name="T14">pinon</text:span><text:span text:style-name="T6"> pinnalla olevasta solmusta. Ja tätä jatketaan niin kauan kuin pinossa on jäljellä käsittelemättömiä solmuja.</text:span></text:p>
      <text:p text:style-name="P9"/>
      <text:p text:style-name="P8"><text:span text:style-name="T7">Kosarajun algoritmi</text:span><text:span text:style-name="T8">n aikavaativuus</text:span><text:span text:style-name="T7"> olisi vieruslistalla toteutettuna O(V+E), </text:span><text:span text:style-name="T8">mutta vierusmatriisin läpikäy</text:span><text:span text:style-name="T14">n</text:span><text:span text:style-name="T8">nin vuoksi algoritmin aikavaativuus on O(V²).</text:span></text:p>
      <text:p text:style-name="P9"/>
      <text:h text:style-name="Heading_20_3" text:outline-level="3">Tarjan</text:h>
      <text:p text:style-name="P6"/>
      <text:p text:style-name="P12"><text:span text:style-name="T10">Tarjan-algoritmissa suoritetaan syvyyssuuntaisia läpikäyntejä, niin kauan kuin verkossa on vielä käsittelemättömiä solmuja. Solmut laitetaan pinoon sitä mukaan kun ne tulevat käsittelyyn. Kun läpikäynti palaa niihin alipuusta, solmu otetaan pinosta ja tutkitaan, onko se jonkin vahvasti yhtenäisen komponentin juuri, jolloin sitä ennen pinosta poistetut solmut muodostavat vahvasti yhtenäisen komponentin. </text:span><text:span text:style-name="T14">Myös Tarjan</text:span><text:span text:style-name="T7"> algoritmi</text:span><text:span text:style-name="T8">n aikavaativuus</text:span><text:span text:style-name="T7"> o</text:span><text:span text:style-name="T14">n vierusmatriisilla toteutettuna O(V²), mutta olisi mahdollista toteuttaa</text:span><text:span text:style-name="T7"> vieruslistalla </text:span><text:span text:style-name="T14">aikavaativuudella </text:span><text:span text:style-name="T7">O(V+E).</text:span></text:p>
      <text:p text:style-name="P6"/>
      <text:h text:style-name="Heading_20_3" text:outline-level="3">PathBased</text:h>
      <text:p text:style-name="P6"/>
      <text:p text:style-name="P4"><text:span text:style-name="T3">Kuten </text:span><text:span text:style-name="T15">Tarjankin</text:span><text:span text:style-name="T3"> niin myös PathBased-algoritmi perustuu syvyyssuuntaiseen läpikäyntiin. <text:s/></text:span><text:span text:style-name="T4">Toisin kuin Tarjan-algoritmissa </text:span><text:span text:style-name="T5">PathBased-algoritmi käyttää kahta pinoa. Ensimmäinen pino ylläpitää tietoa nykyisessä komponentissa olevista solmuista ja toinen pino pitää yllä listaa nykyisellä läpikäyntipolulla olevista solmuista. </text:span><text:span text:style-name="T16">Solmut ovat siinä järjestyksessä, jossa syvyyssuuntainen läpikäynti ne saavuttaa (Esijärjestys).</text:span></text:p>
      <text:h text:style-name="P26" text:outline-level="2">Saavutetut aika- ja tilavaativuudet</text:h>
      <text:p text:style-name="P21">Kun katsoo pintapuolisesti näiden algoritmien rakennetta niin äkkiseltään voisi luulla että Kosaraju olisi hitain, koska se käsittää kaksi syvyyssuuntaista läpikäyntiä ja verkon transpoosin, kun taas toiset algoritmit käsittävät vain yhden syvyyssuuntaisen läpikäynnin. Kuvasta 1. kuitenkin näkyy, että Kosarajun algoritmi osoittautui kaikkein tehokkaimmaksi.</text:p>
      <text:p text:style-name="P10"><draw:frame draw:style-name="fr1" draw:name="Objekti1" text:anchor-type="paragraph" svg:width="7.7138in" svg:height="3.6075in" draw:z-index="0"><draw:object xlink:href="./Object 1" xlink:type="simple" xlink:show="embed" xlink:actuate="onLoad"/><draw:image xlink:href="./ObjectReplacements/Object 1" xlink:type="simple" xlink:show="embed" xlink:actuate="onLoad"/></draw:frame><text:soft-page-break/></text:p>
      <text:p text:style-name="P11">Kuva 1. Esimerkki algoritmien nopeuserosta <text:span text:style-name="T13">kaarien </text:span>tiheydellä 0,1 <text:span text:style-name="T17">(Arvot keskiarvoja, n=10)</text:span></text:p>
      <text:p text:style-name="P11"/>
      <text:p text:style-name="P21">Kuvasta sitä ei näy selkeästi, mutta Kosarajun algoritmin aikavaativuus on lähellä määriteltyä O(n²), kun taas sekä Tarjan, että PathBased algoritmit jäävät tästä ja ovat lähes kuutiollisia O(n³). Koska Tarjan ja PathBased ovat algoritmina hyvin toistensa kaltaisia, vain sillä erotuksella että PathBased käyttää kahta pinoa, niin lähtisin hakemaan ongelmaan pinosta ja siihen liityvistä toiminnoista.</text:p>
      <text:h text:style-name="P27" text:outline-level="2">Suorituskyky- ja O-analyysivertailu</text:h>
      <text:p text:style-name="P16"><text:span text:style-name="T13">Testattaessa algoritmeja eri kaarien tiheyksillä </text:span><text:span text:style-name="T17">niin kuvasta 2. </text:span><text:span text:style-name="T13">huomataan, että Kosaraju on suhteellisen immuuni kaarien määrän kasvulle, kun taas sekä Tarjan, että PathBased hidastuvat lineaarisesti suhteessa kaarien määrään. </text:span><text:span text:style-name="T17">(Kuvassa 3</text:span><text:span text:style-name="T13">. </text:span><text:span text:style-name="T17">Tarjan algoritmi)</text:span></text:p>
      <text:p text:style-name="P22"><draw:frame draw:style-name="fr1" draw:name="Objekti2" text:anchor-type="paragraph" svg:width="6.8819in" svg:height="2.8272in" draw:z-index="1"><draw:object xlink:href="./Object 2" xlink:type="simple" xlink:show="embed" xlink:actuate="onLoad"/><draw:image xlink:href="./ObjectReplacements/Object 2" xlink:type="simple" xlink:show="embed" xlink:actuate="onLoad"/></draw:frame>Kuva 2. Kosaraju algoritmin suoritusnopeuden riippuvuus kaarien määrästä. (Arvot keskiarvoja, n=5)</text:p>
      <text:p text:style-name="P22"/>
      <text:p text:style-name="P17"><text:span text:style-name="T17">Jos Algoritmit olisi toteutettu vieruslistalla, jolloin niiden aikavaativuus olisi ollut O(n+m), tämä </text:span><text:soft-page-break/><text:span text:style-name="T17">suoritusnopeuden lineaarinen riippuvuus verkon kaarien määrässä olisi ollut odotettavissa. </text:span></text:p>
      <text:p text:style-name="P22"><draw:frame draw:style-name="fr2" draw:name="Objekti3" text:anchor-type="paragraph" svg:x="0.1618in" svg:y="-0.011in" svg:width="6.1307in" svg:height="2.9028in" draw:z-index="2"><draw:object xlink:href="./Object 3" xlink:type="simple" xlink:show="embed" xlink:actuate="onLoad"/><draw:image xlink:href="./ObjectReplacements/Object 3" xlink:type="simple" xlink:show="embed" xlink:actuate="onLoad"/></draw:frame></text:p>
      <text:p text:style-name="P22">Kuva 3. Tarjan algoritmin suoritusnopeuden riippuvuus kaarien lukumäärästä. (Arvot keskiarvoja, n=5)</text:p>
      <text:h text:style-name="P28" text:outline-level="2"><text:span text:style-name="T11">Puutteet ja p</text:span>arannusehdotuks<text:span text:style-name="T11">et</text:span></text:h>
      <text:p text:style-name="P15">HakuPuu<text:span text:style-name="T17">, johon algoritmit keräävät pinosta vahvasti yhtenäisen komponentin solmut ja samalla tarkistaa ettei mikään solmu esiinny missään komponentissa kahdesti, </text:span>pitäisi tasapainottaa lyhyempien hakuaikojen varmistamiseksi. <text:span text:style-name="T17">Tällä saataisiin hakupuuhun lisäyksen aikavaativuus pienenemään O(n):sta O(log n):ään.</text:span> </text:p>
      <text:p text:style-name="P15"><text:span text:style-name="T17">Kun kaikki komponentit on saatu hakupuuhun, niin ne poistetaan kaikki kerralla, eikä hakupuuhun tänä aikana enää lisätä solmuja, ja kun vielä solmujen järjestyksellä ei ole väliä niin solmut voidaan ottaa suoraan juuresta eikä hakupuuta ole enää tarpeen tasapainottaa, </text:span><text:span text:style-name="T18">näin säästetään tasapainottamisen kuluttama aika hakupuusta poistamisen aikana pois. </text:span></text:p>
      <text:p text:style-name="P23">Hakupuu sijaan tähän tehtävään olisi voinut myös ajatella kekoa, joten suoritusnopeutta voisi testata myös ratkaisulla, jossa HakuPuu on korvattu keolla.</text:p>
      <text:p text:style-name="P18">Algoritm<text:span text:style-name="T11">iluokat voisi ohjelmoida myös </text:span>vieruslistoille, <text:span text:style-name="T11">jolloin päästäisiin matriisin läpikäynnistä solmujen ja kaarien läpikäyntiin, joka vähentäisi varsinkin harvassa verkossa matriisin tyhjien kaarien tarkistamista. </text:span><text:span text:style-name="T18">Samalla algoritmien aikavaativuudet pienisivät O(n+m):ään.</text:span></text:p>
      <text:p text:style-name="P18"><text:span text:style-name="T11">L</text:span>isäksi <text:span text:style-name="T11">voisi ohjelmoida </text:span>muunnokset vierusmatriisista vieruslistaan ja päinvastoin.</text:p>
      <text:p text:style-name="P11"><text:span text:style-name="T18">Koska jo reilun 2500 solmun verkoilla javan ohjelmalle varaama muisti täytyy rekursiopinosta olisi mielenkiintoista kokeilla </text:span>syvyyssuuntaisen läpikäynnin toteuttaminen <text:span text:style-name="T12">rekursion sijaan </text:span>iteraatiolla. <text:span text:style-name="T18">Ensinnäkin sen vaikutus muistiin ja toisaalta suoriitusnopeusvertailu rekursio vastaan iteraatio.</text:span></text:p>
      <text:h text:style-name="Heading_20_2" text:outline-level="2">Lähteet</text:h>
      <text:p text:style-name="P19"><text:span text:style-name="T20">[1] </text:span><text:span text:style-name="T10">Introduction to Algorithms 3rd ed. T.H. </text:span><text:span text:style-name="T20">Corm</text:span><text:span text:style-name="T18">e</text:span><text:span text:style-name="T20">n, </text:span><text:span text:style-name="T10">C.E. Leiserson, R.L. Rivest, C. Stein. The MIT Press 2009. </text:span></text:p>
      <text:p text:style-name="P19"><text:span text:style-name="T20">[2] Luentomonisteet: </text:span><text:span text:style-name="T21">http://www.cs.helsinki.fi/u/floreen/tira2013/tira.pdf</text:span></text:p>
      <text:p text:style-name="P19"><text:span text:style-name="T10">[3] Tarjan: </text:span><text:span text:style-name="T19">http://en.wikipedia.org/wiki/Tarjan%27s_strongly_connected_components_algorithm</text:span></text:p>
      <text:p text:style-name="P19"><text:span text:style-name="T10">[4] PathBased: </text:span><text:span text:style-name="T19">http://en.wikipedia.org/wiki/Path-based_strong_component_algorithm</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5:41</meta:creation-date>
    <dc:date>2013-06-16T23:21:00</dc:date>
    <meta:editing-duration>PT6H42M40S</meta:editing-duration>
    <meta:editing-cycles>17</meta:editing-cycles>
    <meta:generator>LibreOffice/3.6$Linux_x86 LibreOffice_project/360m1$Build-2</meta:generator>
    <meta:document-statistic meta:table-count="0" meta:image-count="0" meta:object-count="3" meta:page-count="4" meta:paragraph-count="44" meta:word-count="801" meta:character-count="6778" meta:non-whitespace-character-count="67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593cm" svg:height="9.163cm" xlink:href="." xlink:type="simple" chart:class="chart:scatter" chart:style-name="ch1">
        <chart:legend chart:legend-position="end" svg:x="16.556cm" svg:y="3.784cm" style:legend-expansion="high" chart:style-name="ch2"/>
        <chart:plot-area chart:style-name="ch3" chart:data-source-has-labels="both" svg:x="1.301cm" svg:y="0.867cm" svg:width="14.473cm" svg:height="7.132cm">
          <chartooo:coordinate-region svg:x="3.034cm" svg:y="1.066cm" svg:width="12.368cm" svg:height="6.286cm"/>
          <chart:axis chart:dimension="x" chart:name="primary-x" chart:style-name="ch4" chartooo:axis-type="auto">
            <chart:title svg:x="7.884cm" svg:y="8.182cm" chart:style-name="ch5">
              <text:p>Solmuja</text:p>
            </chart:title>
            <chart:categories table:cell-range-address="local-table.$A$2:.$A$13"/>
          </chart:axis>
          <chart:axis chart:dimension="y" chart:name="primary-y" chart:style-name="ch4">
            <chart:title svg:x="0.451cm" svg:y="4.153cm" chart:style-name="ch5">
              <text:p>us</text:p>
            </chart:title>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series chart:style-name="ch8" chart:values-cell-range-address="local-table.$D$2:.$D$13" chart:label-cell-address="local-table.$D$1" chart:class="chart:scatter">
            <chart:data-point chart:repeated="12"/>
          </chart:series>
          <chart:series chart:style-name="ch9" chart:values-cell-range-address="local-table.$E$2:.$E$13" chart:label-cell-address="local-table.$E$1" chart:class="chart:scatter">
            <chart:data-point chart:repeated="12"/>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osaraju</text:p>
              </table:table-cell>
              <table:table-cell office:value-type="string">
                <text:p>Tarjan</text:p>
              </table:table-cell>
              <table:table-cell office:value-type="string">
                <text:p>PathBased</text:p>
              </table:table-cell>
            </table:table-row>
          </table:table-header-rows>
          <table:table-rows>
            <table:table-row>
              <table:table-cell office:value-type="string">
                <text:p>1</text:p>
              </table:table-cell>
              <table:table-cell office:value-type="float" office:value="1">
                <text:p>1</text:p>
              </table:table-cell>
              <table:table-cell office:value-type="float" office:value="33">
                <text:p>33</text:p>
              </table:table-cell>
              <table:table-cell office:value-type="float" office:value="31.8">
                <text:p>31.8</text:p>
              </table:table-cell>
              <table:table-cell office:value-type="float" office:value="31.3">
                <text:p>31.3</text:p>
              </table:table-cell>
            </table:table-row>
            <table:table-row>
              <table:table-cell office:value-type="string">
                <text:p>2</text:p>
              </table:table-cell>
              <table:table-cell office:value-type="float" office:value="2">
                <text:p>2</text:p>
              </table:table-cell>
              <table:table-cell office:value-type="float" office:value="48.9">
                <text:p>48.9</text:p>
              </table:table-cell>
              <table:table-cell office:value-type="float" office:value="41.5">
                <text:p>41.5</text:p>
              </table:table-cell>
              <table:table-cell office:value-type="float" office:value="48.9">
                <text:p>48.9</text:p>
              </table:table-cell>
            </table:table-row>
            <table:table-row>
              <table:table-cell office:value-type="string">
                <text:p>3</text:p>
              </table:table-cell>
              <table:table-cell office:value-type="float" office:value="5">
                <text:p>5</text:p>
              </table:table-cell>
              <table:table-cell office:value-type="float" office:value="102.3">
                <text:p>102.3</text:p>
              </table:table-cell>
              <table:table-cell office:value-type="float" office:value="92.7">
                <text:p>92.7</text:p>
              </table:table-cell>
              <table:table-cell office:value-type="float" office:value="112.9">
                <text:p>112.9</text:p>
              </table:table-cell>
            </table:table-row>
            <table:table-row>
              <table:table-cell office:value-type="string">
                <text:p>4</text:p>
              </table:table-cell>
              <table:table-cell office:value-type="float" office:value="10">
                <text:p>10</text:p>
              </table:table-cell>
              <table:table-cell office:value-type="float" office:value="280.7">
                <text:p>280.7</text:p>
              </table:table-cell>
              <table:table-cell office:value-type="float" office:value="206.1">
                <text:p>206.1</text:p>
              </table:table-cell>
              <table:table-cell office:value-type="float" office:value="203.9">
                <text:p>203.9</text:p>
              </table:table-cell>
            </table:table-row>
            <table:table-row>
              <table:table-cell office:value-type="string">
                <text:p>5</text:p>
              </table:table-cell>
              <table:table-cell office:value-type="float" office:value="20">
                <text:p>20</text:p>
              </table:table-cell>
              <table:table-cell office:value-type="float" office:value="402.8">
                <text:p>402.8</text:p>
              </table:table-cell>
              <table:table-cell office:value-type="float" office:value="403.1">
                <text:p>403.1</text:p>
              </table:table-cell>
              <table:table-cell office:value-type="float" office:value="416.6">
                <text:p>416.6</text:p>
              </table:table-cell>
            </table:table-row>
            <table:table-row>
              <table:table-cell office:value-type="string">
                <text:p>6</text:p>
              </table:table-cell>
              <table:table-cell office:value-type="float" office:value="50">
                <text:p>50</text:p>
              </table:table-cell>
              <table:table-cell office:value-type="float" office:value="1269.3">
                <text:p>1269.3</text:p>
              </table:table-cell>
              <table:table-cell office:value-type="float" office:value="1543.7">
                <text:p>1543.7</text:p>
              </table:table-cell>
              <table:table-cell office:value-type="float" office:value="1446.9">
                <text:p>1446.9</text:p>
              </table:table-cell>
            </table:table-row>
            <table:table-row>
              <table:table-cell office:value-type="string">
                <text:p>7</text:p>
              </table:table-cell>
              <table:table-cell office:value-type="float" office:value="100">
                <text:p>100</text:p>
              </table:table-cell>
              <table:table-cell office:value-type="float" office:value="2426.6">
                <text:p>2426.6</text:p>
              </table:table-cell>
              <table:table-cell office:value-type="float" office:value="1308.9">
                <text:p>1308.9</text:p>
              </table:table-cell>
              <table:table-cell office:value-type="float" office:value="1345.8">
                <text:p>1345.8</text:p>
              </table:table-cell>
            </table:table-row>
            <table:table-row>
              <table:table-cell office:value-type="string">
                <text:p>8</text:p>
              </table:table-cell>
              <table:table-cell office:value-type="float" office:value="200">
                <text:p>200</text:p>
              </table:table-cell>
              <table:table-cell office:value-type="float" office:value="2510.6">
                <text:p>2510.6</text:p>
              </table:table-cell>
              <table:table-cell office:value-type="float" office:value="2508.6">
                <text:p>2508.6</text:p>
              </table:table-cell>
              <table:table-cell office:value-type="float" office:value="4046.6">
                <text:p>4046.6</text:p>
              </table:table-cell>
            </table:table-row>
            <table:table-row>
              <table:table-cell office:value-type="string">
                <text:p>9</text:p>
              </table:table-cell>
              <table:table-cell office:value-type="float" office:value="500">
                <text:p>500</text:p>
              </table:table-cell>
              <table:table-cell office:value-type="float" office:value="13130.5">
                <text:p>13130.5</text:p>
              </table:table-cell>
              <table:table-cell office:value-type="float" office:value="16140.1">
                <text:p>16140.1</text:p>
              </table:table-cell>
              <table:table-cell office:value-type="float" office:value="16052.9">
                <text:p>16052.9</text:p>
              </table:table-cell>
            </table:table-row>
            <table:table-row>
              <table:table-cell office:value-type="string">
                <text:p>10</text:p>
              </table:table-cell>
              <table:table-cell office:value-type="float" office:value="1000">
                <text:p>1000</text:p>
              </table:table-cell>
              <table:table-cell office:value-type="float" office:value="47189">
                <text:p>47189</text:p>
              </table:table-cell>
              <table:table-cell office:value-type="float" office:value="99367.4">
                <text:p>99367.4</text:p>
              </table:table-cell>
              <table:table-cell office:value-type="float" office:value="115937">
                <text:p>115937</text:p>
              </table:table-cell>
            </table:table-row>
            <table:table-row>
              <table:table-cell office:value-type="string">
                <text:p>11</text:p>
              </table:table-cell>
              <table:table-cell office:value-type="float" office:value="2000">
                <text:p>2000</text:p>
              </table:table-cell>
              <table:table-cell office:value-type="float" office:value="213076.2">
                <text:p>213076.2</text:p>
              </table:table-cell>
              <table:table-cell office:value-type="float" office:value="702072.9">
                <text:p>702072.9</text:p>
              </table:table-cell>
              <table:table-cell office:value-type="float" office:value="1058359">
                <text:p>1058359</text:p>
              </table:table-cell>
            </table:table-row>
            <table:table-row>
              <table:table-cell office:value-type="string">
                <text:p>12</text:p>
              </table:table-cell>
              <table:table-cell office:value-type="float" office:value="5000">
                <text:p>5000</text:p>
              </table:table-cell>
              <table:table-cell office:value-type="float" office:value="1479759.7">
                <text:p>1479759.7</text:p>
              </table:table-cell>
              <table:table-cell office:value-type="float" office:value="10268326.8">
                <text:p>10268326.8</text:p>
              </table:table-cell>
              <table:table-cell office:value-type="float" office:value="17416979.9">
                <text:p>1741697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479cm" svg:height="7.18cm" xlink:href="." xlink:type="simple" chart:class="chart:scatter" chart:style-name="ch1">
        <chart:legend chart:legend-position="end" svg:x="15.473cm" svg:y="2.544cm" style:legend-expansion="high" chart:style-name="ch2"/>
        <chart:plot-area chart:style-name="ch3" chart:data-source-has-labels="both" svg:x="1.36cm" svg:y="0.707cm" svg:width="13.416cm" svg:height="5.349cm">
          <chartooo:coordinate-region svg:x="2.907cm" svg:y="0.906cm" svg:width="11.497cm" svg:height="4.503cm"/>
          <chart:axis chart:dimension="x" chart:name="primary-x" chart:style-name="ch4" chartooo:axis-type="auto">
            <chart:title svg:x="7.402cm" svg:y="6.199cm" chart:style-name="ch5">
              <text:p>solmuja </text:p>
            </chart:title>
            <chart:categories table:cell-range-address="local-table.$A$2:.$A$13"/>
          </chart:axis>
          <chart:axis chart:dimension="y" chart:name="primary-y" chart:style-name="ch4">
            <chart:title svg:x="0.451cm" svg:y="3.61cm" chart:style-name="ch6">
              <text:p>us</text:p>
            </chart:title>
            <chart:grid chart:style-name="ch7" chart:class="major"/>
          </chart:axis>
          <chart:series chart:style-name="ch8" chart:values-cell-range-address="local-table.$C$2:.$C$13" chart:label-cell-address="local-table.$C$1" chart:class="chart:scatter">
            <chart:domain table:cell-range-address="local-table.$B$2:.$B$13"/>
            <chart:data-point chart:repeated="12"/>
          </chart:series>
          <chart:series chart:style-name="ch9" chart:values-cell-range-address="local-table.$D$2:.$D$13" chart:label-cell-address="local-table.$D$1" chart:class="chart:scatter">
            <chart:data-point chart:repeated="12"/>
          </chart:series>
          <chart:series chart:style-name="ch10" chart:values-cell-range-address="local-table.$E$2:.$E$13" chart:label-cell-address="local-table.$E$1" chart:class="chart:scatter">
            <chart:data-point chart:repeated="12"/>
          </chart:series>
          <chart:series chart:style-name="ch11" chart:values-cell-range-address="local-table.$F$2:.$F$13" chart:label-cell-address="local-table.$F$1" chart:class="chart:scatter">
            <chart:data-point chart:repeated="1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0.05</text:p>
              </table:table-cell>
              <table:table-cell office:value-type="string">
                <text:p>0.1</text:p>
              </table:table-cell>
              <table:table-cell office:value-type="string">
                <text:p>0.15</text:p>
              </table:table-cell>
              <table:table-cell office:value-type="string">
                <text:p>0.2</text:p>
              </table:table-cell>
            </table:table-row>
          </table:table-header-rows>
          <table:table-rows>
            <table:table-row>
              <table:table-cell office:value-type="string">
                <text:p>1</text:p>
              </table:table-cell>
              <table:table-cell office:value-type="float" office:value="1">
                <text:p>1</text:p>
              </table:table-cell>
              <table:table-cell office:value-type="float" office:value="38.6">
                <text:p>38.6</text:p>
              </table:table-cell>
              <table:table-cell office:value-type="float" office:value="33">
                <text:p>33</text:p>
              </table:table-cell>
              <table:table-cell office:value-type="float" office:value="32.8">
                <text:p>32.8</text:p>
              </table:table-cell>
              <table:table-cell office:value-type="float" office:value="29.2">
                <text:p>29.2</text:p>
              </table:table-cell>
            </table:table-row>
            <table:table-row>
              <table:table-cell office:value-type="string">
                <text:p>2</text:p>
              </table:table-cell>
              <table:table-cell office:value-type="float" office:value="2">
                <text:p>2</text:p>
              </table:table-cell>
              <table:table-cell office:value-type="float" office:value="48.4">
                <text:p>48.4</text:p>
              </table:table-cell>
              <table:table-cell office:value-type="float" office:value="48.9">
                <text:p>48.9</text:p>
              </table:table-cell>
              <table:table-cell office:value-type="float" office:value="57.4">
                <text:p>57.4</text:p>
              </table:table-cell>
              <table:table-cell office:value-type="float" office:value="46.4">
                <text:p>46.4</text:p>
              </table:table-cell>
            </table:table-row>
            <table:table-row>
              <table:table-cell office:value-type="string">
                <text:p>3</text:p>
              </table:table-cell>
              <table:table-cell office:value-type="float" office:value="5">
                <text:p>5</text:p>
              </table:table-cell>
              <table:table-cell office:value-type="float" office:value="103.4">
                <text:p>103.4</text:p>
              </table:table-cell>
              <table:table-cell office:value-type="float" office:value="102.3">
                <text:p>102.3</text:p>
              </table:table-cell>
              <table:table-cell office:value-type="float" office:value="106.4">
                <text:p>106.4</text:p>
              </table:table-cell>
              <table:table-cell office:value-type="float" office:value="109.2">
                <text:p>109.2</text:p>
              </table:table-cell>
            </table:table-row>
            <table:table-row>
              <table:table-cell office:value-type="string">
                <text:p>4</text:p>
              </table:table-cell>
              <table:table-cell office:value-type="float" office:value="10">
                <text:p>10</text:p>
              </table:table-cell>
              <table:table-cell office:value-type="float" office:value="277.6">
                <text:p>277.6</text:p>
              </table:table-cell>
              <table:table-cell office:value-type="float" office:value="280.7">
                <text:p>280.7</text:p>
              </table:table-cell>
              <table:table-cell office:value-type="float" office:value="262.2">
                <text:p>262.2</text:p>
              </table:table-cell>
              <table:table-cell office:value-type="float" office:value="238.6">
                <text:p>238.6</text:p>
              </table:table-cell>
            </table:table-row>
            <table:table-row>
              <table:table-cell office:value-type="string">
                <text:p>5</text:p>
              </table:table-cell>
              <table:table-cell office:value-type="float" office:value="20">
                <text:p>20</text:p>
              </table:table-cell>
              <table:table-cell office:value-type="float" office:value="452.8">
                <text:p>452.8</text:p>
              </table:table-cell>
              <table:table-cell office:value-type="float" office:value="402.8">
                <text:p>402.8</text:p>
              </table:table-cell>
              <table:table-cell office:value-type="float" office:value="415.4">
                <text:p>415.4</text:p>
              </table:table-cell>
              <table:table-cell office:value-type="float" office:value="392">
                <text:p>392</text:p>
              </table:table-cell>
            </table:table-row>
            <table:table-row>
              <table:table-cell office:value-type="string">
                <text:p>6</text:p>
              </table:table-cell>
              <table:table-cell office:value-type="float" office:value="50">
                <text:p>50</text:p>
              </table:table-cell>
              <table:table-cell office:value-type="float" office:value="1199.4">
                <text:p>1199.4</text:p>
              </table:table-cell>
              <table:table-cell office:value-type="float" office:value="1269.3">
                <text:p>1269.3</text:p>
              </table:table-cell>
              <table:table-cell office:value-type="float" office:value="1276">
                <text:p>1276</text:p>
              </table:table-cell>
              <table:table-cell office:value-type="float" office:value="1213.2">
                <text:p>1213.2</text:p>
              </table:table-cell>
            </table:table-row>
            <table:table-row>
              <table:table-cell office:value-type="string">
                <text:p>7</text:p>
              </table:table-cell>
              <table:table-cell office:value-type="float" office:value="100">
                <text:p>100</text:p>
              </table:table-cell>
              <table:table-cell office:value-type="float" office:value="2452">
                <text:p>2452</text:p>
              </table:table-cell>
              <table:table-cell office:value-type="float" office:value="2426.6">
                <text:p>2426.6</text:p>
              </table:table-cell>
              <table:table-cell office:value-type="float" office:value="2541.6">
                <text:p>2541.6</text:p>
              </table:table-cell>
              <table:table-cell office:value-type="float" office:value="2213.2">
                <text:p>2213.2</text:p>
              </table:table-cell>
            </table:table-row>
            <table:table-row>
              <table:table-cell office:value-type="string">
                <text:p>8</text:p>
              </table:table-cell>
              <table:table-cell office:value-type="float" office:value="200">
                <text:p>200</text:p>
              </table:table-cell>
              <table:table-cell office:value-type="float" office:value="2544.8">
                <text:p>2544.8</text:p>
              </table:table-cell>
              <table:table-cell office:value-type="float" office:value="2510.6">
                <text:p>2510.6</text:p>
              </table:table-cell>
              <table:table-cell office:value-type="float" office:value="2719.2">
                <text:p>2719.2</text:p>
              </table:table-cell>
              <table:table-cell office:value-type="float" office:value="2729.8">
                <text:p>2729.8</text:p>
              </table:table-cell>
            </table:table-row>
            <table:table-row>
              <table:table-cell office:value-type="string">
                <text:p>9</text:p>
              </table:table-cell>
              <table:table-cell office:value-type="float" office:value="500">
                <text:p>500</text:p>
              </table:table-cell>
              <table:table-cell office:value-type="float" office:value="12590.6">
                <text:p>12590.6</text:p>
              </table:table-cell>
              <table:table-cell office:value-type="float" office:value="13130.5">
                <text:p>13130.5</text:p>
              </table:table-cell>
              <table:table-cell office:value-type="float" office:value="13949">
                <text:p>13949</text:p>
              </table:table-cell>
              <table:table-cell office:value-type="float" office:value="14167.4">
                <text:p>14167.4</text:p>
              </table:table-cell>
            </table:table-row>
            <table:table-row>
              <table:table-cell office:value-type="string">
                <text:p>10</text:p>
              </table:table-cell>
              <table:table-cell office:value-type="float" office:value="1000">
                <text:p>1000</text:p>
              </table:table-cell>
              <table:table-cell office:value-type="float" office:value="45393.8">
                <text:p>45393.8</text:p>
              </table:table-cell>
              <table:table-cell office:value-type="float" office:value="47189">
                <text:p>47189</text:p>
              </table:table-cell>
              <table:table-cell office:value-type="float" office:value="50077.2">
                <text:p>50077.2</text:p>
              </table:table-cell>
              <table:table-cell office:value-type="float" office:value="51241.4">
                <text:p>51241.4</text:p>
              </table:table-cell>
            </table:table-row>
            <table:table-row>
              <table:table-cell office:value-type="string">
                <text:p>11</text:p>
              </table:table-cell>
              <table:table-cell office:value-type="float" office:value="2000">
                <text:p>2000</text:p>
              </table:table-cell>
              <table:table-cell office:value-type="float" office:value="205591.2">
                <text:p>205591.2</text:p>
              </table:table-cell>
              <table:table-cell office:value-type="float" office:value="213076.2">
                <text:p>213076.2</text:p>
              </table:table-cell>
              <table:table-cell office:value-type="float" office:value="221101.4">
                <text:p>221101.4</text:p>
              </table:table-cell>
              <table:table-cell office:value-type="float" office:value="229358.6">
                <text:p>229358.6</text:p>
              </table:table-cell>
            </table:table-row>
            <table:table-row>
              <table:table-cell office:value-type="string">
                <text:p>12</text:p>
              </table:table-cell>
              <table:table-cell office:value-type="float" office:value="5000">
                <text:p>5000</text:p>
              </table:table-cell>
              <table:table-cell office:value-type="float" office:value="1423011">
                <text:p>1423011</text:p>
              </table:table-cell>
              <table:table-cell office:value-type="float" office:value="1479759.7">
                <text:p>1479759.7</text:p>
              </table:table-cell>
              <table:table-cell office:value-type="float" office:value="1537511">
                <text:p>1537511</text:p>
              </table:table-cell>
              <table:table-cell office:value-type="float" office:value="1592811.2">
                <text:p>159281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571cm" svg:height="7.372cm" xlink:href="." xlink:type="simple" chart:class="chart:scatter" chart:style-name="ch1">
        <chart:legend chart:legend-position="end" svg:x="13.566cm" svg:y="2.64cm" style:legend-expansion="high" chart:style-name="ch2"/>
        <chart:plot-area chart:style-name="ch3" chart:data-source-has-labels="both" svg:x="1.322cm" svg:y="0.723cm" svg:width="11.622cm" svg:height="5.521cm">
          <chartooo:coordinate-region svg:x="3.055cm" svg:y="0.923cm" svg:width="9.517cm" svg:height="4.674cm"/>
          <chart:axis chart:dimension="x" chart:name="primary-x" chart:style-name="ch4" chartooo:axis-type="auto">
            <chart:title svg:x="6.48cm" svg:y="6.391cm" chart:style-name="ch5">
              <text:p>Solmuja</text:p>
            </chart:title>
            <chart:categories table:cell-range-address="local-table.$A$2:.$A$13"/>
          </chart:axis>
          <chart:axis chart:dimension="y" chart:name="primary-y" chart:style-name="ch4">
            <chart:title svg:x="0.451cm" svg:y="3.712cm" chart:style-name="ch6">
              <text:p>us</text:p>
            </chart:title>
            <chart:grid chart:style-name="ch7" chart:class="major"/>
          </chart:axis>
          <chart:series chart:style-name="ch8" chart:values-cell-range-address="local-table.$C$2:.$C$13" chart:label-cell-address="local-table.$C$1" chart:class="chart:scatter">
            <chart:domain table:cell-range-address="local-table.$B$2:.$B$13"/>
            <chart:data-point chart:repeated="12"/>
          </chart:series>
          <chart:series chart:style-name="ch9" chart:values-cell-range-address="local-table.$D$2:.$D$13" chart:label-cell-address="local-table.$D$1" chart:class="chart:scatter">
            <chart:data-point chart:repeated="12"/>
          </chart:series>
          <chart:series chart:style-name="ch10" chart:values-cell-range-address="local-table.$E$2:.$E$13" chart:label-cell-address="local-table.$E$1" chart:class="chart:scatter">
            <chart:data-point chart:repeated="12"/>
          </chart:series>
          <chart:series chart:style-name="ch11" chart:values-cell-range-address="local-table.$F$2:.$F$13" chart:label-cell-address="local-table.$F$1" chart:class="chart:scatter">
            <chart:data-point chart:repeated="1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0.05</text:p>
              </table:table-cell>
              <table:table-cell office:value-type="string">
                <text:p>0.1</text:p>
              </table:table-cell>
              <table:table-cell office:value-type="string">
                <text:p>0.15</text:p>
              </table:table-cell>
              <table:table-cell office:value-type="string">
                <text:p>0.2</text:p>
              </table:table-cell>
            </table:table-row>
          </table:table-header-rows>
          <table:table-rows>
            <table:table-row>
              <table:table-cell office:value-type="string">
                <text:p>1</text:p>
              </table:table-cell>
              <table:table-cell office:value-type="float" office:value="1">
                <text:p>1</text:p>
              </table:table-cell>
              <table:table-cell office:value-type="float" office:value="26.6">
                <text:p>26.6</text:p>
              </table:table-cell>
              <table:table-cell office:value-type="float" office:value="31.8">
                <text:p>31.8</text:p>
              </table:table-cell>
              <table:table-cell office:value-type="float" office:value="28">
                <text:p>28</text:p>
              </table:table-cell>
              <table:table-cell office:value-type="float" office:value="24">
                <text:p>24</text:p>
              </table:table-cell>
            </table:table-row>
            <table:table-row>
              <table:table-cell office:value-type="string">
                <text:p>2</text:p>
              </table:table-cell>
              <table:table-cell office:value-type="float" office:value="2">
                <text:p>2</text:p>
              </table:table-cell>
              <table:table-cell office:value-type="float" office:value="41">
                <text:p>41</text:p>
              </table:table-cell>
              <table:table-cell office:value-type="float" office:value="41.5">
                <text:p>41.5</text:p>
              </table:table-cell>
              <table:table-cell office:value-type="float" office:value="45.4">
                <text:p>45.4</text:p>
              </table:table-cell>
              <table:table-cell office:value-type="float" office:value="45.2">
                <text:p>45.2</text:p>
              </table:table-cell>
            </table:table-row>
            <table:table-row>
              <table:table-cell office:value-type="string">
                <text:p>3</text:p>
              </table:table-cell>
              <table:table-cell office:value-type="float" office:value="5">
                <text:p>5</text:p>
              </table:table-cell>
              <table:table-cell office:value-type="float" office:value="101.6">
                <text:p>101.6</text:p>
              </table:table-cell>
              <table:table-cell office:value-type="float" office:value="92.7">
                <text:p>92.7</text:p>
              </table:table-cell>
              <table:table-cell office:value-type="float" office:value="95">
                <text:p>95</text:p>
              </table:table-cell>
              <table:table-cell office:value-type="float" office:value="93.6">
                <text:p>93.6</text:p>
              </table:table-cell>
            </table:table-row>
            <table:table-row>
              <table:table-cell office:value-type="string">
                <text:p>4</text:p>
              </table:table-cell>
              <table:table-cell office:value-type="float" office:value="10">
                <text:p>10</text:p>
              </table:table-cell>
              <table:table-cell office:value-type="float" office:value="212.2">
                <text:p>212.2</text:p>
              </table:table-cell>
              <table:table-cell office:value-type="float" office:value="206.1">
                <text:p>206.1</text:p>
              </table:table-cell>
              <table:table-cell office:value-type="float" office:value="180.6">
                <text:p>180.6</text:p>
              </table:table-cell>
              <table:table-cell office:value-type="float" office:value="176.4">
                <text:p>176.4</text:p>
              </table:table-cell>
            </table:table-row>
            <table:table-row>
              <table:table-cell office:value-type="string">
                <text:p>5</text:p>
              </table:table-cell>
              <table:table-cell office:value-type="float" office:value="20">
                <text:p>20</text:p>
              </table:table-cell>
              <table:table-cell office:value-type="float" office:value="388.4">
                <text:p>388.4</text:p>
              </table:table-cell>
              <table:table-cell office:value-type="float" office:value="403.1">
                <text:p>403.1</text:p>
              </table:table-cell>
              <table:table-cell office:value-type="float" office:value="396.6">
                <text:p>396.6</text:p>
              </table:table-cell>
              <table:table-cell office:value-type="float" office:value="406.2">
                <text:p>406.2</text:p>
              </table:table-cell>
            </table:table-row>
            <table:table-row>
              <table:table-cell office:value-type="string">
                <text:p>6</text:p>
              </table:table-cell>
              <table:table-cell office:value-type="float" office:value="50">
                <text:p>50</text:p>
              </table:table-cell>
              <table:table-cell office:value-type="float" office:value="1190.4">
                <text:p>1190.4</text:p>
              </table:table-cell>
              <table:table-cell office:value-type="float" office:value="1543.7">
                <text:p>1543.7</text:p>
              </table:table-cell>
              <table:table-cell office:value-type="float" office:value="1494.2">
                <text:p>1494.2</text:p>
              </table:table-cell>
              <table:table-cell office:value-type="float" office:value="1475.8">
                <text:p>1475.8</text:p>
              </table:table-cell>
            </table:table-row>
            <table:table-row>
              <table:table-cell office:value-type="string">
                <text:p>7</text:p>
              </table:table-cell>
              <table:table-cell office:value-type="float" office:value="100">
                <text:p>100</text:p>
              </table:table-cell>
              <table:table-cell office:value-type="float" office:value="1321.8">
                <text:p>1321.8</text:p>
              </table:table-cell>
              <table:table-cell office:value-type="float" office:value="1308.9">
                <text:p>1308.9</text:p>
              </table:table-cell>
              <table:table-cell office:value-type="float" office:value="1579.4">
                <text:p>1579.4</text:p>
              </table:table-cell>
              <table:table-cell office:value-type="float" office:value="1539.6">
                <text:p>1539.6</text:p>
              </table:table-cell>
            </table:table-row>
            <table:table-row>
              <table:table-cell office:value-type="string">
                <text:p>8</text:p>
              </table:table-cell>
              <table:table-cell office:value-type="float" office:value="200">
                <text:p>200</text:p>
              </table:table-cell>
              <table:table-cell office:value-type="float" office:value="2179.2">
                <text:p>2179.2</text:p>
              </table:table-cell>
              <table:table-cell office:value-type="float" office:value="2508.6">
                <text:p>2508.6</text:p>
              </table:table-cell>
              <table:table-cell office:value-type="float" office:value="2867.2">
                <text:p>2867.2</text:p>
              </table:table-cell>
              <table:table-cell office:value-type="float" office:value="3567.8">
                <text:p>3567.8</text:p>
              </table:table-cell>
            </table:table-row>
            <table:table-row>
              <table:table-cell office:value-type="string">
                <text:p>9</text:p>
              </table:table-cell>
              <table:table-cell office:value-type="float" office:value="500">
                <text:p>500</text:p>
              </table:table-cell>
              <table:table-cell office:value-type="float" office:value="11192.2">
                <text:p>11192.2</text:p>
              </table:table-cell>
              <table:table-cell office:value-type="float" office:value="16140.1">
                <text:p>16140.1</text:p>
              </table:table-cell>
              <table:table-cell office:value-type="float" office:value="21410.8">
                <text:p>21410.8</text:p>
              </table:table-cell>
              <table:table-cell office:value-type="float" office:value="26977.2">
                <text:p>26977.2</text:p>
              </table:table-cell>
            </table:table-row>
            <table:table-row>
              <table:table-cell office:value-type="string">
                <text:p>10</text:p>
              </table:table-cell>
              <table:table-cell office:value-type="float" office:value="1000">
                <text:p>1000</text:p>
              </table:table-cell>
              <table:table-cell office:value-type="float" office:value="59168.6">
                <text:p>59168.6</text:p>
              </table:table-cell>
              <table:table-cell office:value-type="float" office:value="99367.4">
                <text:p>99367.4</text:p>
              </table:table-cell>
              <table:table-cell office:value-type="float" office:value="139868.8">
                <text:p>139868.8</text:p>
              </table:table-cell>
              <table:table-cell office:value-type="float" office:value="181316.4">
                <text:p>181316.4</text:p>
              </table:table-cell>
            </table:table-row>
            <table:table-row>
              <table:table-cell office:value-type="string">
                <text:p>11</text:p>
              </table:table-cell>
              <table:table-cell office:value-type="float" office:value="2000">
                <text:p>2000</text:p>
              </table:table-cell>
              <table:table-cell office:value-type="float" office:value="386343.4">
                <text:p>386343.4</text:p>
              </table:table-cell>
              <table:table-cell office:value-type="float" office:value="702072.9">
                <text:p>702072.9</text:p>
              </table:table-cell>
              <table:table-cell office:value-type="float" office:value="1014343.6">
                <text:p>1014343.6</text:p>
              </table:table-cell>
              <table:table-cell office:value-type="float" office:value="1357479.8">
                <text:p>1357479.8</text:p>
              </table:table-cell>
            </table:table-row>
            <table:table-row>
              <table:table-cell office:value-type="string">
                <text:p>12</text:p>
              </table:table-cell>
              <table:table-cell office:value-type="float" office:value="5000">
                <text:p>5000</text:p>
              </table:table-cell>
              <table:table-cell office:value-type="float" office:value="5323245.4">
                <text:p>5323245.4</text:p>
              </table:table-cell>
              <table:table-cell office:value-type="float" office:value="10268326.8">
                <text:p>10268326.8</text:p>
              </table:table-cell>
              <table:table-cell office:value-type="float" office:value="15133010.8">
                <text:p>15133010.8</text:p>
              </table:table-cell>
              <table:table-cell office:value-type="float" office:value="20061834.2">
                <text:p>2006183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